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notes">
      <style:graphic-properties draw:fill-color="#ffffff" fo:min-height="12.79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4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6" style:family="paragraph">
      <style:text-properties fo:font-size="24pt"/>
    </style:style>
    <style:style style:name="P7" style:family="paragraph">
      <style:text-properties fo:font-family="Arial" style:font-family-generic="swiss" style:font-pitch="variable"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text-indent="0cm" style:punctuation-wrap="hanging" style:line-break="strict" style:writing-mode="lr-tb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4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5" style:family="text">
      <style:text-properties fo:font-family="Arial" style:font-family-generic="swiss" style:font-pitch="variable" fo:font-size="24pt"/>
    </style:style>
    <style:style style:name="T6" style:family="text">
      <style:text-properties fo:font-size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0cm" presentation:class="title" presentation:user-transformed="true">
          <draw:text-box>
            <text:p text:style-name="P1"><text:span text:style-name="T1">Setup</text:span></text:p>
          </draw:text-box>
        </draw:frame>
        <draw:custom-shape draw:name="Date Placeholder 3" draw:style-name="gr1" draw:text-style-name="P3" draw:layer="layout" svg:width="2.8cm" svg:height="0.635cm" svg:x="0.498cm" svg:y="17.926cm">
          <text:p text:style-name="P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4" draw:layer="layout" svg:width="15.24cm" svg:height="0.802cm" svg:x="5.08cm" svg:y="17.926cm">
          <text:p text:style-name="P4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5" draw:layer="layout" svg:width="1.693cm" svg:height="0.635cm" svg:x="23.301cm" svg:y="17.926cm">
          <text:p text:style-name="P5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6.5cm" svg:height="1.267cm" svg:x="18cm" svg:y="4.233cm">
          <draw:text-box>
            <text:p text:style-name="P6"><text:span text:style-name="T5">Storm Cluster</text:span></text:p>
          </draw:text-box>
        </draw:frame>
        <draw:rect draw:style-name="gr3" draw:text-style-name="P6" draw:layer="layout" svg:width="2.5cm" svg:height="1cm" svg:x="2.001cm" svg:y="8.1cm">
          <text:p><text:span text:style-name="T6">S1</text:span></text:p>
        </draw:rect>
        <draw:line draw:style-name="gr4" draw:layer="layout" svg:x1="6.001cm" svg:y1="9.1cm" svg:x2="5.001cm" svg:y2="8.6cm">
          <text:p/>
        </draw:line>
        <draw:rect draw:style-name="gr3" draw:text-style-name="P9" draw:layer="layout" svg:width="2.5cm" svg:height="2cm" svg:x="6.501cm" svg:y="8.1cm">
          <text:p text:style-name="P8"><text:span text:style-name="T7">Sensor</text:span></text:p>
          <text:p text:style-name="P8"><text:span text:style-name="T7">Server</text:span></text:p>
        </draw:rect>
        <draw:rect draw:style-name="gr3" draw:text-style-name="P6" draw:layer="layout" svg:width="2.5cm" svg:height="1cm" svg:x="2.001cm" svg:y="9.6cm">
          <text:p><text:span text:style-name="T6">S2</text:span></text:p>
        </draw:rect>
        <draw:line draw:style-name="gr4" draw:layer="layout" svg:x1="6.001cm" svg:y1="9.6cm" svg:x2="5.001cm" svg:y2="10.1cm">
          <text:p/>
        </draw:line>
        <draw:rect draw:style-name="gr5" draw:layer="layout" svg:width="4.557cm" svg:height="7.9cm" svg:x="19.001cm" svg:y="5.7cm">
          <text:p/>
        </draw:rect>
        <draw:rect draw:style-name="gr3" draw:text-style-name="P10" draw:layer="layout" svg:width="1.216cm" svg:height="1.519cm" svg:x="20.785cm" svg:y="7.081cm">
          <text:p text:style-name="P8"><text:span text:style-name="T8">SV1</text:span></text:p>
        </draw:rect>
        <draw:rect draw:style-name="gr3" draw:text-style-name="P11" draw:layer="layout" svg:width="1.215cm" svg:height="1.519cm" svg:x="20.786cm" svg:y="10cm">
          <text:p><text:span text:style-name="T8">SV2</text:span></text:p>
        </draw:rect>
        <draw:custom-shape draw:style-name="gr6" draw:text-style-name="P8" draw:layer="layout" svg:width="1.519cm" svg:height="0.608cm" svg:x="9.482cm" svg:y="8.9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2cm" svg:height="2cm" svg:x="15.501cm" svg:y="8.1cm">
          <draw:image xlink:href="Pictures/10000201000000EF000000F215A65A45.png" xlink:type="simple" xlink:show="embed" xlink:actuate="onLoad">
            <text:p/>
          </draw:image>
        </draw:frame>
        <draw:rect draw:style-name="gr3" draw:text-style-name="P9" draw:layer="layout" svg:width="2.5cm" svg:height="2cm" svg:x="11.501cm" svg:y="8.1cm">
          <text:p text:style-name="P8"><text:span text:style-name="T7">Logger</text:span></text:p>
        </draw:rect>
        <draw:custom-shape draw:style-name="gr6" draw:text-style-name="P8" draw:layer="layout" svg:width="1cm" svg:height="0.5cm" svg:x="14.26cm" svg:y="8.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8" draw:layer="layout" svg:width="1cm" svg:height="0.5cm" svg:x="17.734cm" svg:y="8.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4.204cm" svg:height="10.655cm" svg:x="2.769cm" svg:y="2.139cm" draw:page-number="1" presentation:class="page"/>
          <draw:frame presentation:style-name="pr2" draw:text-style-name="P12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1.694cm" svg:x="0cm" svg:y="-0.001cm" presentation:class="title" presentation:user-transformed="true">
          <draw:text-box>
            <text:p text:style-name="P1"><text:span text:style-name="T1">Sensor Server</text:span></text:p>
          </draw:text-box>
        </draw:frame>
        <draw:custom-shape draw:name="Date Placeholder 3" draw:style-name="gr1" draw:text-style-name="P3" draw:layer="layout" svg:width="2.8cm" svg:height="0.635cm" svg:x="0.498cm" svg:y="17.926cm">
          <text:p text:style-name="P13"><text:span text:style-name="T2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" draw:text-style-name="P4" draw:layer="layout" svg:width="15.24cm" svg:height="0.802cm" svg:x="5.08cm" svg:y="17.926cm">
          <text:p text:style-name="P14"><text:span text:style-name="T3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5" draw:layer="layout" svg:width="1.693cm" svg:height="0.635cm" svg:x="23.301cm" svg:y="17.926cm">
          <text:p text:style-name="P15"><text:span text:style-name="T4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9">Sensor Server:</text:span></text:p>
                <text:list>
                  <text:list-item>
                    <text:p><text:span text:style-name="T9">Running on Raspberry Pi 1</text:span></text:p>
                    <text:p><text:span text:style-name="T9"/></text:p>
                  </text:list-item>
                  <text:list-item>
                    <text:p><text:span text:style-name="T9">Written in Python</text:span></text:p>
                    <text:p><text:span text:style-name="T9"/></text:p>
                    <text:list>
                      <text:list-item>
                        <text:p><text:span text:style-name="T9">Using sensor library: </text:span><text:span text:style-name="T9"><text:a xlink:href="https://github.com/adafruit/Adafruit_Python_BMP">https://github.com/adafruit/Adafruit_Python_BMP</text:a></text:span></text:p>
                      </text:list-item>
                    </text:list>
                    <text:p><text:span text:style-name="T9"/></text:p>
                  </text:list-item>
                  <text:list-item>
                    <text:p><text:span text:style-name="T9">Java Client</text:span></text:p>
                    <text:list>
                      <text:list-item>
                        <text:p><text:span text:style-name="T9">Simple protocol</text:span></text:p>
                      </text:list-item>
                    </text:list>
                  </text:list-item>
                </text:list>
                <text:p><text:span text:style-name="T10"/></text:p>
              </text:list-item>
            </text:list>
          </draw:text-box>
        </draw:frame>
        <draw:frame draw:style-name="gr7" draw:layer="layout" svg:width="2.63cm" svg:height="2.63cm" svg:x="10.999cm" svg:y="5.9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8" draw:layer="layout" svg:width="14.204cm" svg:height="10.655cm" svg:x="2.769cm" svg:y="2.139cm" draw:page-number="2" presentation:class="page"/>
          <draw:frame presentation:style-name="pr2" draw:text-style-name="P12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19T20:45:05.42</dc:date>
    <meta:editing-cycles>340</meta:editing-cycles>
    <meta:editing-duration>PT9H6M42S</meta:editing-duration>
    <meta:generator>OpenOffice/4.1.2$Win32 OpenOffice.org_project/412m3$Build-9782</meta:generator>
    <dc:creator>Philipp Oldenburg</dc:creator>
    <meta:document-statistic meta:object-count="51"/>
  </office:meta>
</office:document-meta>
</file>